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bold" officeooo:rsid="000984e8" officeooo:paragraph-rsid="0004925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bold" officeooo:rsid="000984e8" officeooo:paragraph-rsid="0005003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bold" officeooo:rsid="000984e8" officeooo:paragraph-rsid="000d782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bold" officeooo:rsid="000984e8" officeooo:paragraph-rsid="000a677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bold" officeooo:rsid="000984e8" officeooo:paragraph-rsid="000ec3b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bold" officeooo:rsid="000aa748" officeooo:paragraph-rsid="0004925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aa748" officeooo:paragraph-rsid="0005003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aa748" officeooo:paragraph-rsid="000b511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bold" officeooo:rsid="000aa748" officeooo:paragraph-rsid="000d782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bold" officeooo:rsid="000aa748" officeooo:paragraph-rsid="000a677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bold" officeooo:rsid="000aa748" officeooo:paragraph-rsid="000ec3b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bold" officeooo:rsid="000d7825" officeooo:paragraph-rsid="000d782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bold" officeooo:rsid="000ba611" officeooo:paragraph-rsid="000ba61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984e8" officeooo:paragraph-rsid="0004925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0031" officeooo:paragraph-rsid="0005003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0031" officeooo:paragraph-rsid="000a677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5118" officeooo:paragraph-rsid="000b511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5458" officeooo:paragraph-rsid="0005003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a6778" officeooo:paragraph-rsid="000a677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ec3b9" officeooo:paragraph-rsid="000ec3b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rsid="000984e8" officeooo:paragraph-rsid="0004925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officeooo:rsid="000984e8" officeooo:paragraph-rsid="0004925c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officeooo:rsid="000984e8" officeooo:paragraph-rsid="00050031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officeooo:rsid="000984e8" officeooo:paragraph-rsid="000d7825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officeooo:rsid="000984e8" officeooo:paragraph-rsid="000a6778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2pt" officeooo:rsid="000984e8" officeooo:paragraph-rsid="000ec3b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004925c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2pt" officeooo:paragraph-rsid="0004925c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2pt" officeooo:paragraph-rsid="00050031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officeooo:paragraph-rsid="000d782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officeooo:paragraph-rsid="000a677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officeooo:paragraph-rsid="000ec3b9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2pt" officeooo:rsid="00050031" officeooo:paragraph-rsid="00050031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officeooo:rsid="00050031" officeooo:paragraph-rsid="0005003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officeooo:rsid="00050031" officeooo:paragraph-rsid="000d7825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officeooo:rsid="00050031" officeooo:paragraph-rsid="000ec3b9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officeooo:paragraph-rsid="000a6778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normal" officeooo:rsid="00050031" officeooo:paragraph-rsid="00050031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normal" officeooo:rsid="00050031" officeooo:paragraph-rsid="000d7825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normal" officeooo:rsid="00050031" officeooo:paragraph-rsid="000ec3b9" style:font-size-asian="12pt" style:font-weight-asian="normal" style:font-size-complex="12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4925c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50031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d7825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50031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55458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fo:font-weight="normal" officeooo:rsid="00055458" officeooo:paragraph-rsid="00055458" style:font-size-asian="12pt" style:font-weight-asian="normal" style:font-size-complex="12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a6778" style:font-size-asian="12pt" style:font-size-complex="12pt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a6778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a6778" style:font-size-asian="12pt" style:font-size-complex="12pt"/>
    </style:style>
    <style:style style:name="P50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fo:font-weight="normal" officeooo:rsid="00050031" officeooo:paragraph-rsid="000a6778" style:font-size-asian="12pt" style:font-weight-asian="normal" style:font-size-complex="12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officeooo:paragraph-rsid="000ec3b9" style:font-size-asian="12pt" style:font-size-complex="12pt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ans" fo:font-size="12pt" fo:font-weight="bold" officeooo:rsid="000984e8" officeooo:paragraph-rsid="0004925c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ans" fo:font-size="12pt" fo:font-weight="bold" officeooo:rsid="000984e8" officeooo:paragraph-rsid="00050031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style:font-name="Liberation Sans" fo:font-size="12pt" fo:font-weight="bold" officeooo:rsid="000984e8" officeooo:paragraph-rsid="000d782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style:font-name="Liberation Sans" fo:font-size="12pt" fo:font-weight="bold" officeooo:rsid="000984e8" officeooo:paragraph-rsid="000ec3b9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Liberation Sans" fo:font-size="12pt" officeooo:paragraph-rsid="000a6778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.7cm" fo:margin-right="0cm" fo:text-align="start" style:justify-single-word="false" fo:text-indent="-0.6cm" style:auto-text-indent="false" fo:background-color="transparent"/>
      <style:text-properties style:font-name="Liberation Sans" fo:font-size="12pt" fo:font-weight="normal" officeooo:rsid="00055458" officeooo:paragraph-rsid="00055458" style:font-size-asian="12pt" style:font-weight-asian="normal" style:font-size-complex="12pt" style:font-weight-complex="normal"/>
    </style:style>
    <style:style style:name="T1" style:family="text">
      <style:text-properties style:font-name="DejaVu Sans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3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50031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55458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a6778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fo:font-weight="bold" officeooo:rsid="000b5118" style:font-size-asian="10.5pt" style:font-weight-asian="bold" style:font-size-complex="12pt" style:font-weight-complex="bold"/>
    </style:style>
    <style:style style:name="T8" style:family="text">
      <style:text-properties style:font-name="DejaVu Sans" fo:font-size="12pt" fo:font-weight="bold" officeooo:rsid="000ba611" style:font-size-asian="10.5pt" style:font-weight-asian="bold" style:font-size-complex="12pt" style:font-weight-complex="bold"/>
    </style:style>
    <style:style style:name="T9" style:family="text">
      <style:text-properties style:font-name="DejaVu Sans" fo:font-size="12pt" fo:font-weight="bold" officeooo:rsid="000d7825" style:font-size-asian="10.5pt" style:font-weight-asian="bold" style:font-size-complex="12pt" style:font-weight-complex="bold"/>
    </style:style>
    <style:style style:name="T10" style:family="text">
      <style:text-properties style:font-name="DejaVu Sans" fo:font-size="12pt" fo:font-weight="bold" officeooo:rsid="000e97f8" style:font-size-asian="10.5pt" style:font-weight-asian="bold" style:font-size-complex="12pt" style:font-weight-complex="bold"/>
    </style:style>
    <style:style style:name="T11" style:family="text">
      <style:text-properties style:font-name="DejaVu Sans" fo:font-size="12pt" fo:font-weight="bold" officeooo:rsid="000ec3b9" style:font-size-asian="10.5pt" style:font-weight-asian="bold" style:font-size-complex="12pt" style:font-weight-complex="bold"/>
    </style:style>
    <style:style style:name="T12" style:family="text">
      <style:text-properties style:font-name="DejaVu Sans" fo:font-size="12pt" style:font-size-asian="10.5pt" style:font-size-complex="12pt"/>
    </style:style>
    <style:style style:name="T13" style:family="text">
      <style:text-properties style:font-name="DejaVu Sans" fo:font-size="12pt" officeooo:rsid="000984e8" style:font-size-asian="10.5pt" style:font-size-complex="12pt"/>
    </style:style>
    <style:style style:name="T14" style:family="text">
      <style:text-properties style:font-name="DejaVu Sans" fo:font-size="12pt" officeooo:rsid="0004925c" style:font-size-asian="10.5pt" style:font-size-complex="12pt"/>
    </style:style>
    <style:style style:name="T15" style:family="text">
      <style:text-properties style:font-name="DejaVu Sans" fo:font-size="12pt" officeooo:rsid="00050031" style:font-size-asian="10.5pt" style:font-size-complex="12pt"/>
    </style:style>
    <style:style style:name="T16" style:family="text">
      <style:text-properties style:font-name="DejaVu Sans" fo:font-size="12pt" officeooo:rsid="00055458" style:font-size-asian="10.5pt" style:font-size-complex="12pt"/>
    </style:style>
    <style:style style:name="T17" style:family="text">
      <style:text-properties style:font-name="DejaVu Sans" fo:font-size="12pt" officeooo:rsid="00065a91" style:font-size-asian="10.5pt" style:font-size-complex="12pt"/>
    </style:style>
    <style:style style:name="T18" style:family="text">
      <style:text-properties style:font-name="DejaVu Sans" fo:font-size="12pt" officeooo:rsid="000f0d0c" style:font-size-asian="10.5pt" style:font-size-complex="12pt"/>
    </style:style>
    <style:style style:name="T19" style:family="text">
      <style:text-properties style:font-name="DejaVu Sans" fo:font-size="12pt" officeooo:rsid="000a6778" style:font-size-asian="10.5pt" style:font-size-complex="12pt"/>
    </style:style>
    <style:style style:name="T20" style:family="text">
      <style:text-properties style:font-name="DejaVu Sans" fo:font-size="12pt" officeooo:rsid="000b5118" style:font-size-asian="10.5pt" style:font-size-complex="12pt"/>
    </style:style>
    <style:style style:name="T21" style:family="text">
      <style:text-properties style:font-name="DejaVu Sans" fo:font-size="12pt" officeooo:rsid="000d7825" style:font-size-asian="10.5pt" style:font-size-complex="12pt"/>
    </style:style>
    <style:style style:name="T22" style:family="text">
      <style:text-properties style:font-name="DejaVu Sans" fo:font-size="12pt" officeooo:rsid="000e97f8" style:font-size-asian="10.5pt" style:font-size-complex="12pt"/>
    </style:style>
    <style:style style:name="T23" style:family="text">
      <style:text-properties style:font-name="DejaVu Sans" fo:font-size="12pt" officeooo:rsid="000ec3b9" style:font-size-asian="10.5pt" style:font-size-complex="12pt"/>
    </style:style>
    <style:style style:name="T24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26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27" style:family="text">
      <style:text-properties style:font-name="DejaVu Sans" fo:font-size="12pt" fo:font-weight="normal" officeooo:rsid="00050031" style:font-size-asian="10.5pt" style:font-weight-asian="normal" style:font-size-complex="12pt" style:font-weight-complex="normal"/>
    </style:style>
    <style:style style:name="T28" style:family="text">
      <style:text-properties style:font-name="DejaVu Sans" fo:font-size="12pt" fo:font-weight="normal" officeooo:rsid="00055458" style:font-size-asian="10.5pt" style:font-weight-asian="normal" style:font-size-complex="12pt" style:font-weight-complex="normal"/>
    </style:style>
    <style:style style:name="T29" style:family="text">
      <style:text-properties style:font-name="DejaVu Sans" fo:font-size="12pt" fo:font-weight="normal" officeooo:rsid="00065a91" style:font-size-asian="10.5pt" style:font-weight-asian="normal" style:font-size-complex="12pt" style:font-weight-complex="normal"/>
    </style:style>
    <style:style style:name="T30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31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32" style:family="text">
      <style:text-properties style:font-name="DejaVu Sans" fo:font-size="12pt" fo:font-weight="normal" officeooo:rsid="000a6778" style:font-size-asian="10.5pt" style:font-weight-asian="normal" style:font-size-complex="12pt" style:font-weight-complex="normal"/>
    </style:style>
    <style:style style:name="T33" style:family="text">
      <style:text-properties style:font-name="DejaVu Sans" fo:font-size="12pt" fo:font-weight="normal" officeooo:rsid="000b5118" style:font-size-asian="10.5pt" style:font-weight-asian="normal" style:font-size-complex="12pt" style:font-weight-complex="normal"/>
    </style:style>
    <style:style style:name="T34" style:family="text">
      <style:text-properties style:font-name="DejaVu Sans" fo:font-size="12pt" fo:font-weight="normal" officeooo:rsid="000d7825" style:font-size-asian="10.5pt" style:font-weight-asian="normal" style:font-size-complex="12pt" style:font-weight-complex="normal"/>
    </style:style>
    <style:style style:name="T35" style:family="text">
      <style:text-properties style:font-name="DejaVu Sans" fo:font-size="12pt" fo:font-weight="normal" officeooo:rsid="000e97f8" style:font-size-asian="10.5pt" style:font-weight-asian="normal" style:font-size-complex="12pt" style:font-weight-complex="normal"/>
    </style:style>
    <style:style style:name="T36" style:family="text">
      <style:text-properties style:font-name="DejaVu Sans" fo:font-size="12pt" fo:font-weight="normal" officeooo:rsid="000ec3b9" style:font-size-asian="10.5pt" style:font-weight-asian="normal" style:font-size-complex="12pt" style:font-weight-complex="normal"/>
    </style:style>
    <style:style style:name="T37" style:family="text">
      <style:text-properties style:font-name="DejaVu Sans" fo:font-size="32pt" officeooo:rsid="000984e8" style:font-size-asian="32pt" style:font-size-complex="32pt"/>
    </style:style>
    <style:style style:name="T38" style:family="text">
      <style:text-properties style:font-name="DejaVu Sans" fo:font-size="32pt" officeooo:rsid="0004925c" style:font-size-asian="32pt" style:font-size-complex="3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4925c" style:font-weight-asian="bold" style:font-weight-complex="bold"/>
    </style:style>
    <style:style style:name="T41" style:family="text">
      <style:text-properties fo:font-weight="bold" officeooo:rsid="000e97f8" style:font-weight-asian="bold" style:font-weight-complex="bold"/>
    </style:style>
    <style:style style:name="T42" style:family="text">
      <style:text-properties fo:font-weight="bold" officeooo:rsid="000984e8" style:font-weight-asian="bold" style:font-weight-complex="bold"/>
    </style:style>
    <style:style style:name="T43" style:family="text">
      <style:text-properties fo:font-weight="bold" officeooo:rsid="00050031" style:font-weight-asian="bold" style:font-weight-complex="bold"/>
    </style:style>
    <style:style style:name="T44" style:family="text">
      <style:text-properties fo:font-weight="bold" officeooo:rsid="000b5118" style:font-weight-asian="bold" style:font-weight-complex="bold"/>
    </style:style>
    <style:style style:name="T45" style:family="text">
      <style:text-properties fo:font-weight="bold" officeooo:rsid="000d7825" style:font-weight-asian="bold" style:font-weight-complex="bold"/>
    </style:style>
    <style:style style:name="T46" style:family="text">
      <style:text-properties fo:font-weight="bold" officeooo:rsid="000ba611" style:font-weight-asian="bold" style:font-weight-complex="bold"/>
    </style:style>
    <style:style style:name="T47" style:family="text">
      <style:text-properties fo:font-weight="bold" officeooo:rsid="00055458" style:font-weight-asian="bold" style:font-weight-complex="bold"/>
    </style:style>
    <style:style style:name="T48" style:family="text">
      <style:text-properties fo:font-weight="bold" officeooo:rsid="000ec3b9" style:font-weight-asian="bold" style:font-weight-complex="bold"/>
    </style:style>
    <style:style style:name="T49" style:family="text">
      <style:text-properties fo:font-weight="bold" officeooo:rsid="000a6778" style:font-weight-asian="bold" style:font-weight-complex="bold"/>
    </style:style>
    <style:style style:name="T50" style:family="text">
      <style:text-properties officeooo:rsid="0004925c"/>
    </style:style>
    <style:style style:name="T51" style:family="text">
      <style:text-properties officeooo:rsid="0005003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055458" style:font-weight-asian="normal" style:font-weight-complex="normal"/>
    </style:style>
    <style:style style:name="T54" style:family="text">
      <style:text-properties fo:font-weight="normal" officeooo:rsid="000a6778" style:font-weight-asian="normal" style:font-weight-complex="normal"/>
    </style:style>
    <style:style style:name="T55" style:family="text">
      <style:text-properties fo:font-weight="normal" officeooo:rsid="000b5118" style:font-weight-asian="normal" style:font-weight-complex="normal"/>
    </style:style>
    <style:style style:name="T56" style:family="text">
      <style:text-properties fo:font-weight="normal" officeooo:rsid="00050031" style:font-weight-asian="normal" style:font-weight-complex="normal"/>
    </style:style>
    <style:style style:name="T57" style:family="text">
      <style:text-properties fo:font-weight="normal" officeooo:rsid="000e97f8" style:font-weight-asian="normal" style:font-weight-complex="normal"/>
    </style:style>
    <style:style style:name="T58" style:family="text">
      <style:text-properties fo:font-weight="normal" officeooo:rsid="000ec3b9" style:font-weight-asian="normal" style:font-weight-complex="normal"/>
    </style:style>
    <style:style style:name="T59" style:family="text">
      <style:text-properties fo:font-weight="normal" officeooo:rsid="000984e8" style:font-weight-asian="normal" style:font-weight-complex="normal"/>
    </style:style>
    <style:style style:name="T60" style:family="text">
      <style:text-properties fo:font-weight="normal" officeooo:rsid="000d7825" style:font-weight-asian="normal" style:font-weight-complex="normal"/>
    </style:style>
    <style:style style:name="T61" style:family="text">
      <style:text-properties fo:font-weight="normal" officeooo:rsid="0004925c" style:font-weight-asian="normal" style:font-weight-complex="normal"/>
    </style:style>
    <style:style style:name="T62" style:family="text">
      <style:text-properties fo:font-weight="normal" officeooo:rsid="00065a91" style:font-weight-asian="normal" style:font-weight-complex="normal"/>
    </style:style>
    <style:style style:name="T63" style:family="text">
      <style:text-properties fo:font-weight="normal" officeooo:rsid="000fc22a" style:font-weight-asian="normal" style:font-weight-complex="normal"/>
    </style:style>
    <style:style style:name="T64" style:family="text">
      <style:text-properties fo:font-weight="normal" officeooo:rsid="000f0d0c" style:font-weight-asian="normal" style:font-weight-complex="normal"/>
    </style:style>
    <style:style style:name="T65" style:family="text">
      <style:text-properties officeooo:rsid="00055458"/>
    </style:style>
    <style:style style:name="T66" style:family="text">
      <style:text-properties officeooo:rsid="000a6778"/>
    </style:style>
    <style:style style:name="T67" style:family="text">
      <style:text-properties officeooo:rsid="000b5118"/>
    </style:style>
    <style:style style:name="T68" style:family="text">
      <style:text-properties officeooo:rsid="000d7825"/>
    </style:style>
    <style:style style:name="T69" style:family="text">
      <style:text-properties officeooo:rsid="000e97f8"/>
    </style:style>
    <style:style style:name="T70" style:family="text">
      <style:text-properties officeooo:rsid="000ec3b9"/>
    </style:style>
    <style:style style:name="T71" style:family="text">
      <style:text-properties fo:font-size="32pt" officeooo:rsid="000984e8" style:font-size-asian="32pt" style:font-size-complex="32pt"/>
    </style:style>
    <style:style style:name="T72" style:family="text">
      <style:text-properties fo:font-size="32pt" officeooo:rsid="0004925c" style:font-size-asian="32pt" style:font-size-complex="32pt"/>
    </style:style>
    <style:style style:name="T73" style:family="text">
      <style:text-properties fo:font-size="12pt" fo:font-weight="bold" style:font-size-asian="10.5pt" style:font-weight-asian="bold" style:font-size-complex="12pt" style:font-weight-complex="bold"/>
    </style:style>
    <style:style style:name="T74" style:family="text">
      <style:text-properties fo:font-size="12pt" fo:font-weight="bold" officeooo:rsid="000984e8" style:font-size-asian="10.5pt" style:font-weight-asian="bold" style:font-size-complex="12pt" style:font-weight-complex="bold"/>
    </style:style>
    <style:style style:name="T75" style:family="text">
      <style:text-properties fo:font-size="12pt" fo:font-weight="bold" officeooo:rsid="0004925c" style:font-size-asian="10.5pt" style:font-weight-asian="bold" style:font-size-complex="12pt" style:font-weight-complex="bold"/>
    </style:style>
    <style:style style:name="T76" style:family="text">
      <style:text-properties fo:font-size="12pt" fo:font-weight="bold" officeooo:rsid="00050031" style:font-size-asian="10.5pt" style:font-weight-asian="bold" style:font-size-complex="12pt" style:font-weight-complex="bold"/>
    </style:style>
    <style:style style:name="T77" style:family="text">
      <style:text-properties fo:font-size="12pt" fo:font-weight="bold" officeooo:rsid="000b5118" style:font-size-asian="10.5pt" style:font-weight-asian="bold" style:font-size-complex="12pt" style:font-weight-complex="bold"/>
    </style:style>
    <style:style style:name="T78" style:family="text">
      <style:text-properties fo:font-size="12pt" fo:font-weight="bold" officeooo:rsid="000d7825" style:font-size-asian="10.5pt" style:font-weight-asian="bold" style:font-size-complex="12pt" style:font-weight-complex="bold"/>
    </style:style>
    <style:style style:name="T79" style:family="text">
      <style:text-properties fo:font-size="12pt" fo:font-weight="bold" officeooo:rsid="000e97f8" style:font-size-asian="10.5pt" style:font-weight-asian="bold" style:font-size-complex="12pt" style:font-weight-complex="bold"/>
    </style:style>
    <style:style style:name="T80" style:family="text">
      <style:text-properties fo:font-size="12pt" fo:font-weight="bold" officeooo:rsid="000ba611" style:font-size-asian="10.5pt" style:font-weight-asian="bold" style:font-size-complex="12pt" style:font-weight-complex="bold"/>
    </style:style>
    <style:style style:name="T81" style:family="text">
      <style:text-properties fo:font-size="12pt" fo:font-weight="bold" officeooo:rsid="00055458" style:font-size-asian="10.5pt" style:font-weight-asian="bold" style:font-size-complex="12pt" style:font-weight-complex="bold"/>
    </style:style>
    <style:style style:name="T82" style:family="text">
      <style:text-properties fo:font-size="12pt" fo:font-weight="bold" officeooo:rsid="000ec3b9" style:font-size-asian="10.5pt" style:font-weight-asian="bold" style:font-size-complex="12pt" style:font-weight-complex="bold"/>
    </style:style>
    <style:style style:name="T83" style:family="text">
      <style:text-properties fo:font-size="12pt" fo:font-weight="bold" officeooo:rsid="000a6778" style:font-size-asian="10.5pt" style:font-weight-asian="bold" style:font-size-complex="12pt" style:font-weight-complex="bold"/>
    </style:style>
    <style:style style:name="T84" style:family="text">
      <style:text-properties fo:font-size="12pt" style:font-size-asian="10.5pt" style:font-size-complex="12pt"/>
    </style:style>
    <style:style style:name="T85" style:family="text">
      <style:text-properties fo:font-size="12pt" officeooo:rsid="000984e8" style:font-size-asian="10.5pt" style:font-size-complex="12pt"/>
    </style:style>
    <style:style style:name="T86" style:family="text">
      <style:text-properties fo:font-size="12pt" officeooo:rsid="0004925c" style:font-size-asian="10.5pt" style:font-size-complex="12pt"/>
    </style:style>
    <style:style style:name="T87" style:family="text">
      <style:text-properties fo:font-size="12pt" officeooo:rsid="00050031" style:font-size-asian="10.5pt" style:font-size-complex="12pt"/>
    </style:style>
    <style:style style:name="T88" style:family="text">
      <style:text-properties fo:font-size="12pt" officeooo:rsid="000b5118" style:font-size-asian="10.5pt" style:font-size-complex="12pt"/>
    </style:style>
    <style:style style:name="T89" style:family="text">
      <style:text-properties fo:font-size="12pt" officeooo:rsid="000d7825" style:font-size-asian="10.5pt" style:font-size-complex="12pt"/>
    </style:style>
    <style:style style:name="T90" style:family="text">
      <style:text-properties fo:font-size="12pt" officeooo:rsid="000e97f8" style:font-size-asian="10.5pt" style:font-size-complex="12pt"/>
    </style:style>
    <style:style style:name="T91" style:family="text">
      <style:text-properties fo:font-size="12pt" officeooo:rsid="00055458" style:font-size-asian="10.5pt" style:font-size-complex="12pt"/>
    </style:style>
    <style:style style:name="T92" style:family="text">
      <style:text-properties fo:font-size="12pt" officeooo:rsid="00065a91" style:font-size-asian="10.5pt" style:font-size-complex="12pt"/>
    </style:style>
    <style:style style:name="T93" style:family="text">
      <style:text-properties fo:font-size="12pt" officeooo:rsid="000a6778" style:font-size-asian="10.5pt" style:font-size-complex="12pt"/>
    </style:style>
    <style:style style:name="T94" style:family="text">
      <style:text-properties fo:font-size="12pt" officeooo:rsid="000f0d0c" style:font-size-asian="10.5pt" style:font-size-complex="12pt"/>
    </style:style>
    <style:style style:name="T95" style:family="text">
      <style:text-properties fo:font-size="12pt" officeooo:rsid="000ec3b9" style:font-size-asian="10.5pt" style:font-size-complex="12pt"/>
    </style:style>
    <style:style style:name="T96" style:family="text">
      <style:text-properties fo:font-size="12pt" fo:font-weight="normal" style:font-size-asian="10.5pt" style:font-weight-asian="normal" style:font-size-complex="12pt" style:font-weight-complex="normal"/>
    </style:style>
    <style:style style:name="T97" style:family="text">
      <style:text-properties fo:font-size="12pt" fo:font-weight="normal" officeooo:rsid="000984e8" style:font-size-asian="10.5pt" style:font-weight-asian="normal" style:font-size-complex="12pt" style:font-weight-complex="normal"/>
    </style:style>
    <style:style style:name="T98" style:family="text">
      <style:text-properties fo:font-size="12pt" fo:font-weight="normal" officeooo:rsid="000d7825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04925c" style:font-size-asian="10.5pt" style:font-weight-asian="normal" style:font-size-complex="12pt" style:font-weight-complex="normal"/>
    </style:style>
    <style:style style:name="T100" style:family="text">
      <style:text-properties fo:font-size="12pt" fo:font-weight="normal" officeooo:rsid="000b5118" style:font-size-asian="10.5pt" style:font-weight-asian="normal" style:font-size-complex="12pt" style:font-weight-complex="normal"/>
    </style:style>
    <style:style style:name="T101" style:family="text">
      <style:text-properties fo:font-size="12pt" fo:font-weight="normal" officeooo:rsid="00050031" style:font-size-asian="10.5pt" style:font-weight-asian="normal" style:font-size-complex="12pt" style:font-weight-complex="normal"/>
    </style:style>
    <style:style style:name="T102" style:family="text">
      <style:text-properties fo:font-size="12pt" fo:font-weight="normal" officeooo:rsid="00065a91" style:font-size-asian="10.5pt" style:font-weight-asian="normal" style:font-size-complex="12pt" style:font-weight-complex="normal"/>
    </style:style>
    <style:style style:name="T103" style:family="text">
      <style:text-properties fo:font-size="12pt" fo:font-weight="normal" officeooo:rsid="00055458" style:font-size-asian="10.5pt" style:font-weight-asian="normal" style:font-size-complex="12pt" style:font-weight-complex="normal"/>
    </style:style>
    <style:style style:name="T104" style:family="text">
      <style:text-properties fo:font-size="12pt" fo:font-weight="normal" officeooo:rsid="000e97f8" style:font-size-asian="10.5pt" style:font-weight-asian="normal" style:font-size-complex="12pt" style:font-weight-complex="normal"/>
    </style:style>
    <style:style style:name="T105" style:family="text">
      <style:text-properties fo:font-size="12pt" fo:font-weight="normal" officeooo:rsid="000fc22a" style:font-size-asian="10.5pt" style:font-weight-asian="normal" style:font-size-complex="12pt" style:font-weight-complex="normal"/>
    </style:style>
    <style:style style:name="T106" style:family="text">
      <style:text-properties fo:font-size="12pt" fo:font-weight="normal" officeooo:rsid="000a6778" style:font-size-asian="10.5pt" style:font-weight-asian="normal" style:font-size-complex="12pt" style:font-weight-complex="normal"/>
    </style:style>
    <style:style style:name="T107" style:family="text">
      <style:text-properties fo:font-size="12pt" fo:font-weight="normal" officeooo:rsid="000f0d0c" style:font-size-asian="10.5pt" style:font-weight-asian="normal" style:font-size-complex="12pt" style:font-weight-complex="normal"/>
    </style:style>
    <style:style style:name="T108" style:family="text">
      <style:text-properties fo:font-size="12pt" fo:font-weight="normal" officeooo:rsid="000ec3b9" style:font-size-asian="10.5pt" style:font-weight-asian="normal" style:font-size-complex="12pt" style:font-weight-complex="normal"/>
    </style:style>
    <style:style style:name="T109" style:family="text">
      <style:text-properties officeooo:rsid="000984e8"/>
    </style:style>
    <style:style style:name="T110" style:family="text">
      <style:text-properties officeooo:rsid="00065a91"/>
    </style:style>
    <style:style style:name="T111" style:family="text">
      <style:text-properties officeooo:rsid="000f0d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/>
      <text:p text:style-name="P21"/>
      <text:p text:style-name="P21"/>
      <text:p text:style-name="P21"/>
      <text:p text:style-name="P21">Cas d’Utilisation du package</text:p>
      <text:p text:style-name="P27"><text:span text:style-name="T109">« Achats »</text:span></text:p>
      <text:p text:style-name="P52">Cas d’Utilisation n°<text:span text:style-name="T68">2-</text:span>00<text:span text:style-name="T68">1</text:span></text:p>
      <text:p text:style-name="P28"><text:span text:style-name="T42">Nom :</text:span><text:span text:style-name="T109"> Consulter la carte d’une pizzeria</text:span></text:p>
      <text:p text:style-name="P28"><text:span text:style-name="T42">Acteur(s) :</text:span><text:span text:style-name="T109"> Utilisateur</text:span></text:p>
      <text:p text:style-name="P28"><text:span text:style-name="T42">Description :</text:span><text:span text:style-name="T109"> Afficher le choix des pizza disponibles dans une pizzeria.</text:span></text:p>
      <text:p text:style-name="P22"><text:span text:style-name="T39">Pré-condition(s) :</text:span> — </text:p>
      <text:p text:style-name="P28"><text:span text:style-name="T42">Déclencheur :</text:span><text:span text:style-name="T109"> L’utilisateur demande à consulter la carte.</text:span></text:p>
      <text:p text:style-name="P1">Scénario nominal :</text:p>
      <text:p text:style-name="P41"><text:span text:style-name="T59"><text:tab/></text:span><text:span text:style-name="T60">1. </text:span><text:span text:style-name="T59">Le </text:span><text:span text:style-name="T42">Système </text:span><text:span text:style-name="T40">affiche </text:span><text:span text:style-name="T61">les pizzeria les plus proches</text:span><text:span text:style-name="T59">.</text:span></text:p>
      <text:p text:style-name="P14"><text:tab/><text:span text:style-name="T68">2. </text:span>L’<text:span text:style-name="T40">Utilisateur sélectionne</text:span><text:span text:style-name="T50"> la pizzeria dont il souhaite voir la carte</text:span>.</text:p>
      <text:p text:style-name="P28"><text:span text:style-name="T59"><text:tab/></text:span><text:span text:style-name="T60">3. </text:span><text:span text:style-name="T59">Le </text:span><text:span text:style-name="T42">Système </text:span><text:span text:style-name="T40">affiche</text:span><text:span text:style-name="T59"> la </text:span><text:span text:style-name="T61">carte des pizza.</text:span></text:p>
      <text:p text:style-name="P15"/>
      <text:p text:style-name="P6">Scénario alternatif :</text:p>
      <text:p text:style-name="P33"><text:span text:style-name="T61"><text:tab/></text:span><text:span text:style-name="T60">4. </text:span><text:span text:style-name="T61">L’</text:span><text:span text:style-name="T39">Utilisateur sélectionne </text:span><text:span text:style-name="T52">une pizza.</text:span></text:p>
      <text:p text:style-name="P15"><text:tab/><text:span text:style-name="T68">5. </text:span>Le <text:span text:style-name="T39">Système affiche</text:span> les détails concernant la pizza (composition, prix etc...)</text:p>
      <text:p text:style-name="P6">Scénario d’exception :<text:span text:style-name="T52"> — </text:span></text:p>
      <text:p text:style-name="P6"/>
      <text:p text:style-name="P6"/>
      <text:p text:style-name="P53">Cas d’Utilisation n°<text:span text:style-name="T68">2-002</text:span></text:p>
      <text:p text:style-name="P29"><text:span text:style-name="T42">Nom :</text:span><text:span text:style-name="T109"> Se constituer un panier</text:span></text:p>
      <text:p text:style-name="P29"><text:span text:style-name="T42">Acteur(s) :</text:span><text:span text:style-name="T109"> Utilisateur</text:span></text:p>
      <text:p text:style-name="P29"><text:span text:style-name="T42">Description :</text:span><text:span text:style-name="T109"> Choisir une ou plusieurs pizza à commander</text:span></text:p>
      <text:p text:style-name="P23"><text:span text:style-name="T39">Pré-condition(s) :</text:span> — </text:p>
      <text:p text:style-name="P29"><text:span text:style-name="T42">Déclencheur :</text:span><text:span text:style-name="T109"> L’utilisateur demande à consulter la carte.</text:span></text:p>
      <text:p text:style-name="P2">Scénario nominal :</text:p>
      <text:p text:style-name="P42"><text:span text:style-name="T59"><text:tab/></text:span><text:span text:style-name="T55">1. </text:span><text:span text:style-name="T59">L</text:span><text:span text:style-name="T56">’</text:span><text:span text:style-name="T43">Utilisateur consulte</text:span><text:span text:style-name="T56"> la carte des pizza (Inclusion du cas d’Utilisation n°</text:span><text:span text:style-name="T60">2-001</text:span><text:span text:style-name="T56"> : Consulter la carte d’une pizzeria).</text:span></text:p>
      <text:p text:style-name="P34"><text:span text:style-name="T52"><text:tab/></text:span><text:span text:style-name="T55">2. </text:span><text:span text:style-name="T52">L’</text:span><text:span text:style-name="T39">Utilisateur sélectionne</text:span><text:span text:style-name="T52"> une pizza.</text:span></text:p>
      <text:p text:style-name="P34"><text:span text:style-name="T52"><text:tab/></text:span><text:span text:style-name="T55">3. Le </text:span><text:span text:style-name="T44">Système affiche</text:span><text:span text:style-name="T55"> le détail de la pizza.</text:span></text:p>
      <text:p text:style-name="P38"><text:tab/><text:span text:style-name="T67">4. </text:span>L’<text:span text:style-name="T39">Utilisateur choisit</text:span> le nombre de pizza qu’il veut inclure dans sa commande et <text:span text:style-name="T39">valide.</text:span></text:p>
      <text:p text:style-name="P38"><text:span text:style-name="T39"><text:tab/></text:span><text:span text:style-name="T67">5. Le </text:span><text:span text:style-name="T44">Système </text:span><text:span text:style-name="T67">consulte les stocks de la pizzeria et </text:span><text:span text:style-name="T44">enregistre</text:span><text:span text:style-name="T67"> la pizza et le nombre demandé.</text:span></text:p>
      <text:p text:style-name="P7">Scénario alternatif :<text:span text:style-name="T52"> </text:span></text:p>
      <text:p text:style-name="P8"><text:span text:style-name="T52"><text:tab/></text:span><text:span text:style-name="T55">6. </text:span><text:span text:style-name="T56">L’</text:span><text:span text:style-name="T51">Utilisateur répète</text:span><text:span text:style-name="T56"> les étapes </text:span><text:span text:style-name="T55">1</text:span><text:span text:style-name="T56">. </text:span><text:span text:style-name="T55">à</text:span><text:span text:style-name="T56"> </text:span><text:span text:style-name="T55">5</text:span><text:span text:style-name="T56">. autant de fois qu’il le souhaite.</text:span></text:p>
      <text:p text:style-name="P8">Scénario d’exception :</text:p>
      <text:p text:style-name="P8"><text:span text:style-name="T52"><text:tab/><text:tab/></text:span><text:span text:style-name="T55">5. a) Le stock est insuffisant pour le nombre de pizza demandé.</text:span></text:p>
      <text:p text:style-name="P8"><text:span text:style-name="T55"><text:tab/><text:tab/><text:tab/>5. a) i) Le </text:span><text:span text:style-name="T67">Système affiche</text:span><text:span text:style-name="T55"> une alerte à l’utilisateur, notifiant le nombre de pizza disponibles.</text:span></text:p>
      <text:p text:style-name="P17"><text:tab/><text:tab/><text:tab/>5. a) ii) Retour à l’étape 1.</text:p>
      <text:p text:style-name="P15"/>
      <text:p text:style-name="P54">Cas d’Utilisation n°<text:span text:style-name="T68">2-003</text:span></text:p>
      <text:p text:style-name="P30"><text:span text:style-name="T42">Nom :</text:span><text:span text:style-name="T109"> Payer en ligne</text:span></text:p>
      <text:p text:style-name="P12"><text:span text:style-name="T68">E</text:span>xtension :<text:span text:style-name="T52"> Ce Cas d’Utilisation étend au point EXT3 le Cas d’Utilisation 2-004 : Passer une commande.</text:span></text:p>
      <text:p text:style-name="P30"><text:span text:style-name="T42">Acteur(s) :</text:span><text:span text:style-name="T109"> Client, &lt;&lt;SYSTEME&gt;&gt; Système de paiement en ligne.</text:span></text:p>
      <text:p text:style-name="P30"><text:span text:style-name="T42">Description :</text:span><text:span text:style-name="T109"> Payer en ligne sa commande</text:span></text:p>
      <text:p text:style-name="P24"><text:span text:style-name="T39">Pré-condition(s) :</text:span> — </text:p>
      <text:p text:style-name="P30"><text:span text:style-name="T42">Déclencheur :</text:span><text:span text:style-name="T109"> L’utilisateur choisit à payer en ligne.</text:span></text:p>
      <text:p text:style-name="P3">Scénario nominal :</text:p>
      <text:p text:style-name="P43"><text:span text:style-name="T59"><text:tab/></text:span><text:span text:style-name="T55">1. </text:span><text:span text:style-name="T60">Le </text:span><text:span text:style-name="T45">Système</text:span><text:span text:style-name="T43"> </text:span><text:span text:style-name="T45">affiche</text:span><text:span text:style-name="T56"> l</text:span><text:span text:style-name="T60">e formulaire de paiement du </text:span><text:span text:style-name="T45">Système de paiement en ligne</text:span><text:span text:style-name="T56">.</text:span></text:p>
      <text:p text:style-name="P35"><text:span text:style-name="T52"><text:tab/></text:span><text:span text:style-name="T55">2. </text:span><text:span text:style-name="T52">L’</text:span><text:span text:style-name="T39">Utilisateur </text:span><text:span text:style-name="T45">renseigne</text:span><text:span text:style-name="T52"> </text:span><text:span text:style-name="T60">les informations demandées et </text:span><text:span text:style-name="T45">valide</text:span><text:span text:style-name="T52">.</text:span></text:p>
      <text:p text:style-name="P35"><text:span text:style-name="T52"><text:tab/></text:span><text:span text:style-name="T55">3. Le </text:span><text:span text:style-name="T44">Système </text:span><text:span text:style-name="T45">envoie</text:span><text:span text:style-name="T55"> le</text:span><text:span text:style-name="T60">s données au </text:span><text:span text:style-name="T45">Système de paiement en ligne</text:span><text:span text:style-name="T55">.</text:span></text:p>
      <text:p text:style-name="P39"><text:tab/><text:span text:style-name="T67">4. Le</text:span><text:span text:style-name="T45"> Système de paiement en ligne vérifie </text:span><text:span text:style-name="T68">la validité des informations.</text:span></text:p>
      <text:p text:style-name="P39"><text:span text:style-name="T39"><text:tab/></text:span><text:span text:style-name="T67">5. Le </text:span><text:span text:style-name="T44">Système </text:span><text:span text:style-name="T45">de paiement en ligne procède</text:span><text:span text:style-name="T68"> au paiement.</text:span></text:p>
      <text:p text:style-name="P39"><text:span text:style-name="T67"><text:tab/>6. Le </text:span><text:span text:style-name="T41">Système</text:span><text:span text:style-name="T69"> enregistre la procédure de paiement.</text:span></text:p>
      <text:p text:style-name="P9">Scénario alternatif :<text:span text:style-name="T52"> </text:span></text:p>
      <text:p text:style-name="P9">Scénario d’exception :</text:p>
      <text:p text:style-name="P9"><text:span text:style-name="T52"><text:tab/><text:tab/></text:span><text:span text:style-name="T55">5. a) </text:span><text:span text:style-name="T57">Le paiement n’aboutit pas.</text:span></text:p>
      <text:p text:style-name="P9"><text:span text:style-name="T57"><text:tab/><text:tab/><text:tab/>5. a) I) Le </text:span><text:span text:style-name="T69">Système</text:span><text:span text:style-name="T57"> quitte la procédure de paiement et revient à la page précédente.</text:span></text:p>
      <text:p text:style-name="P53">Cas d’Utilisation n°<text:span text:style-name="T68">2-004</text:span></text:p>
      <text:p text:style-name="P29"><text:span text:style-name="T42">Nom :</text:span><text:span text:style-name="T109"> Passer une Commande</text:span></text:p>
      <text:p text:style-name="P29"><text:span text:style-name="T42">Acteur(s) :</text:span><text:span text:style-name="T109"> Acheteur</text:span></text:p>
      <text:p text:style-name="P29"><text:span text:style-name="T42">Description :</text:span><text:span text:style-name="T43"> </text:span><text:span text:style-name="T56">Commander une ou plusieurs pizza.</text:span></text:p>
      <text:p text:style-name="P29"><text:span text:style-name="T42">Pré-condition(s) :</text:span><text:span text:style-name="T109"> S’être constitué un panier, l’Utilisateur doit être identifié.</text:span></text:p>
      <text:p text:style-name="P29"><text:span text:style-name="T42">Déclencheur :</text:span><text:span text:style-name="T109"> L’utilisateur valide le contenu de son panier.</text:span></text:p>
      <text:p text:style-name="P2">Scénario nominal :</text:p>
      <text:p text:style-name="P13">0 constituer panier</text:p>
      <text:p text:style-name="P42"><text:span text:style-name="T59"><text:tab/></text:span><text:span text:style-name="T62">1. </text:span><text:span text:style-name="T59">L</text:span><text:span text:style-name="T56">e </text:span><text:span text:style-name="T43">Syst</text:span><text:span text:style-name="T46">è</text:span><text:span text:style-name="T43">me affiche</text:span><text:span text:style-name="T56"> un récapitulatif de la commande (contenu du panier, prix total).</text:span></text:p>
      <text:p text:style-name="P34"><text:span text:style-name="T52"><text:tab/></text:span><text:span text:style-name="T62">2. </text:span><text:span text:style-name="T52">L’</text:span><text:span text:style-name="T39">Utilisateur valide </text:span><text:span text:style-name="T52">sa commande.</text:span></text:p>
      <text:p text:style-name="P38"><text:tab/><text:span text:style-name="T110">3. </text:span>Le <text:span text:style-name="T39">Système affiche </text:span>les différents modes de commandes (livraison, réception en pizzeria).</text:p>
      <text:p text:style-name="P38"><text:tab/><text:span text:style-name="T110">4. </text:span>L’<text:span text:style-name="T39">Utilisateur choisit</text:span> parmi les propositions et valide.</text:p>
      <text:p text:style-name="P38"><text:tab/><text:span text:style-name="T110">5. </text:span>Le <text:span text:style-name="T39">Système affiche </text:span>les différents moyens de paiement en fonction du mode de réception des pizza choisit (Paypal/ Carte Bleue, règlement en liquide à livraison, règlement sur place à réception).</text:p>
      <text:p text:style-name="P38"><text:tab/><text:span text:style-name="T110">6. </text:span>L’<text:span text:style-name="T39">Utilisateur choisit </text:span>le mode de paiement qui lui convient.</text:p>
      <text:p text:style-name="P38"><text:tab/><text:span text:style-name="T110">7. </text:span>Le <text:span text:style-name="T39">Sytème affiche </text:span>le récapitulatif complet de la commande ainsi que le prix total.</text:p>
      <text:p text:style-name="P38"><text:tab/><text:span text:style-name="T69">8. Le </text:span><text:span text:style-name="T41">Client</text:span><text:span text:style-name="T69"> valide les informations.</text:span></text:p>
      <text:p text:style-name="P38"><text:span text:style-name="T69"><text:tab/>9. Le </text:span><text:span text:style-name="T41">Système</text:span><text:span text:style-name="T69"> </text:span><text:span text:style-name="T41">enregistre </text:span><text:span text:style-name="T69">la commande.</text:span></text:p>
      <text:p text:style-name="P7">Scénario alternatif :<text:span text:style-name="T52"> </text:span></text:p>
      <text:p text:style-name="P45"><text:span text:style-name="T53"><text:tab/>6. a) </text:span><text:span text:style-name="T57">Le </text:span><text:span text:style-name="T41">Client</text:span><text:span text:style-name="T47"> choisit </text:span><text:span text:style-name="T53">de payer en ligne sa commande.</text:span></text:p>
      <text:p text:style-name="P46"><text:tab/><text:tab/>6. a) i) Le <text:span text:style-name="T39">Système </text:span><text:span text:style-name="T41">procède </text:span><text:span text:style-name="T69">au paiement (extension au point EXT3)</text:span></text:p>
      <text:p text:style-name="P57"/>
      <text:p text:style-name="P7">Scénario d’exception <text:span text:style-name="T52">:</text:span></text:p>
      <text:p text:style-name="P7"><text:span text:style-name="T52"><text:tab/></text:span><text:span text:style-name="T53">2. a) L’</text:span><text:span text:style-name="T65">Utilisateur ne s’est pas</text:span><text:span text:style-name="T53"> </text:span><text:span text:style-name="T65">identifié</text:span><text:span text:style-name="T53"> sur le site / application.</text:span></text:p>
      <text:p text:style-name="P7"><text:span text:style-name="T53"><text:tab/><text:tab/>2. a) i) Le </text:span><text:span text:style-name="T65">Système</text:span><text:span text:style-name="T53"> </text:span><text:span text:style-name="T65">demande</text:span><text:span text:style-name="T53"> à l’Utilisateur de se connecter (inclusion du </text:span><text:span text:style-name="T57">C</text:span><text:span text:style-name="T53">as d’Utilisation n°</text:span><text:span text:style-name="T57">1-003</text:span><text:span text:style-name="T53"> : Se connecter à son compte).</text:span></text:p>
      <text:p text:style-name="P18"><text:tab/><text:tab/>2. a) ii) Retour à l’étape 2.</text:p>
      <text:p text:style-name="P56"><text:span text:style-name="T42">Cas d’Utilisation n°</text:span><text:span text:style-name="T48">2-005</text:span></text:p>
      <text:p text:style-name="P31"><text:span text:style-name="T42">Nom :</text:span><text:span text:style-name="T109"> Sauvegarder une recette</text:span></text:p>
      <text:p text:style-name="P31"><text:span text:style-name="T42">Acteur(s) :</text:span><text:span text:style-name="T109"> Client</text:span></text:p>
      <text:p text:style-name="P31"><text:span text:style-name="T42">Description :</text:span><text:span text:style-name="T109"> Mettre une pizza en favoris</text:span></text:p>
      <text:p text:style-name="P25"><text:span text:style-name="T39">Pré-condition(s) :</text:span> — </text:p>
      <text:p text:style-name="P31"><text:span text:style-name="T42">Déclencheur :</text:span><text:span text:style-name="T109"> Un client désire garder sa pizza personnalisée ou sa pizza préférée à portée de main.</text:span></text:p>
      <text:p text:style-name="P4">Scénario nominal :</text:p>
      <text:p text:style-name="P47"><text:span text:style-name="T59"><text:tab/></text:span><text:span text:style-name="T63">1. </text:span><text:span text:style-name="T59">L’</text:span><text:span text:style-name="T49">Utilisateur</text:span><text:span text:style-name="T54"> consulte la carte des pizza</text:span><text:span text:style-name="T64"> </text:span><text:span text:style-name="T54">(Inclusion du cas d’utilisation n°004 : Consulter la carte d’une pizzeria.</text:span></text:p>
      <text:p text:style-name="P47"><text:span text:style-name="T63"><text:tab/>2. </text:span><text:span text:style-name="T64">L</text:span><text:span text:style-name="T63">’</text:span><text:span text:style-name="T49">Utilisateur</text:span><text:span text:style-name="T54"> </text:span><text:span text:style-name="T49">sélectionne</text:span><text:span text:style-name="T54"> une pizza.</text:span></text:p>
      <text:p text:style-name="P47"><text:span text:style-name="T59"><text:tab/></text:span><text:span text:style-name="T63">3. </text:span><text:span text:style-name="T59">Le </text:span><text:span text:style-name="T42">Système </text:span><text:span text:style-name="T40">affiche</text:span><text:span text:style-name="T59"> l</text:span><text:span text:style-name="T54">es détails de la pizza.</text:span></text:p>
      <text:p text:style-name="P37"><text:span text:style-name="T63"><text:tab/>4. </text:span><text:span text:style-name="T54">L’</text:span><text:span text:style-name="T49">Utilisateur ajoute</text:span><text:span text:style-name="T54"> la pizza dans ses favoris</text:span><text:span text:style-name="T63">.</text:span></text:p>
      <text:p text:style-name="P37"><text:span text:style-name="T63"><text:tab/></text:span><text:span text:style-name="T54">5. Le </text:span><text:span text:style-name="T49">Système vérifie</text:span><text:span text:style-name="T54"> que la pizza ne soit pas déjà enregistrée, puis enregistre la pizza.</text:span></text:p>
      <text:p text:style-name="P16"/>
      <text:p text:style-name="P10">Scénario alternatif :</text:p>
      <text:p text:style-name="P10"><text:tab/><text:tab/><text:span text:style-name="T54">2. a) L’</text:span><text:span text:style-name="T66">Utilisateur compose</text:span><text:span text:style-name="T54"> sa propre pizza.</text:span></text:p>
      <text:p text:style-name="P10"><text:span text:style-name="T54"><text:tab/><text:tab/><text:tab/>2. a) i) L’</text:span><text:span text:style-name="T66">Utilisateur sélectionne</text:span><text:span text:style-name="T54"> ses ingrédients.</text:span></text:p>
      <text:p text:style-name="P10"><text:span text:style-name="T54"><text:tab/><text:tab/><text:tab/>2. a) ii) L’</text:span><text:span text:style-name="T66">Utilisateur nomme</text:span><text:span text:style-name="T54"> sa recette.</text:span></text:p>
      <text:p text:style-name="P19"><text:tab/><text:tab/><text:tab/>2. a) iii) Passage à l’étape 4.</text:p>
      <text:list xml:id="list3710351909" text:style-name="L1">
        <text:list-header>
          <text:p text:style-name="P50"/>
        </text:list-header>
      </text:list>
      <text:p text:style-name="P10">Scénario d’exception :<text:span text:style-name="T52"> — </text:span></text:p>
      <text:p text:style-name="P55">Cas d’Utilisation n°<text:span text:style-name="T68">2-006</text:span></text:p>
      <text:p text:style-name="P32"><text:span text:style-name="T42">Nom :</text:span><text:span text:style-name="T109"> Annuler/Modifier une commande</text:span></text:p>
      <text:p text:style-name="P32"><text:span text:style-name="T42">Acteur(s) :</text:span><text:span text:style-name="T109"> Acheteur</text:span></text:p>
      <text:p text:style-name="P32"><text:span text:style-name="T42">Description :</text:span><text:span text:style-name="T109"> Modifier la commande en cours.</text:span></text:p>
      <text:p text:style-name="P26"><text:span text:style-name="T39">Pré-condition(s) :</text:span> <text:span text:style-name="T70">La Commande ne doit pas être en statut « Préparée »</text:span> </text:p>
      <text:p text:style-name="P32"><text:span text:style-name="T42">Déclencheur :</text:span><text:span text:style-name="T109"> L’Acheteur demande à modifier sa commande.</text:span></text:p>
      <text:p text:style-name="P5">Scénario nominal :</text:p>
      <text:p text:style-name="P51"><text:span text:style-name="T59"><text:tab/></text:span><text:span text:style-name="T55">1. </text:span><text:span text:style-name="T58">Le </text:span><text:span text:style-name="T48">Système affiche</text:span><text:span text:style-name="T58"> la commande.</text:span></text:p>
      <text:p text:style-name="P36"><text:span text:style-name="T52"><text:tab/></text:span><text:span text:style-name="T55">2. </text:span><text:span text:style-name="T58">L’</text:span><text:span text:style-name="T48">Acheteur</text:span><text:span text:style-name="T39"> sélectionne</text:span><text:span text:style-name="T52"> </text:span><text:span text:style-name="T58">le détail à changer (ajout/retrait d’une pizza)</text:span><text:span text:style-name="T52">.</text:span></text:p>
      <text:p text:style-name="P36"><text:span text:style-name="T52"><text:tab/></text:span><text:span text:style-name="T55">3. L’</text:span><text:span text:style-name="T48">Acheteur</text:span><text:span text:style-name="T58"> </text:span><text:span text:style-name="T48">modifie</text:span><text:span text:style-name="T58"> son panier (Inclusion du Cas d’Utilisation n°2-002 : Se constituer un panier)</text:span><text:span text:style-name="T55">.</text:span></text:p>
      <text:p text:style-name="P40"><text:tab/><text:span text:style-name="T67">4. L’</text:span><text:span text:style-name="T48">Acheteur</text:span><text:span text:style-name="T39"> </text:span><text:span text:style-name="T48">valide </text:span><text:span text:style-name="T70">sa nouvelle commande</text:span> <text:span text:style-name="T70">(Inclusion du Cas d’Utilisation n°2-004 : Passer une commande)</text:span><text:span text:style-name="T39">.</text:span></text:p>
      <text:p text:style-name="P40"><text:span text:style-name="T39"><text:tab/></text:span><text:span text:style-name="T67">5. Le </text:span><text:span text:style-name="T44">Système enregistre</text:span><text:span text:style-name="T67"> la modification.</text:span></text:p>
      <text:p text:style-name="P11">Scénario alternatif :<text:span text:style-name="T52"> </text:span></text:p>
      <text:p text:style-name="P11"><text:span text:style-name="T52"><text:tab/><text:tab/></text:span><text:span text:style-name="T58">2</text:span><text:span text:style-name="T55">. </text:span><text:span text:style-name="T58">a)</text:span><text:span text:style-name="T55"> </text:span><text:span text:style-name="T58">L’</text:span><text:span text:style-name="T70">Acheteur souhaite</text:span><text:span text:style-name="T58"> supprimer sa commande.</text:span></text:p>
      <text:p text:style-name="P11"><text:span text:style-name="T58"><text:tab/><text:tab/><text:tab/>2. a) I) L’</text:span><text:span text:style-name="T70">Acheteur demande</text:span><text:span text:style-name="T58"> la suppression de la commande.</text:span></text:p>
      <text:p text:style-name="P11"><text:span text:style-name="T58"><text:tab/><text:tab/><text:tab/>2. a) II) Le </text:span><text:span text:style-name="T70">Système efface</text:span><text:span text:style-name="T58"> la commande.</text:span></text:p>
      <text:p text:style-name="P20"><text:tab/></text:p>
      <text:p text:style-name="P11">Scénario d’exception : <text:span text:style-name="T52">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1:45:55.199000000</meta:creation-date>
    <dc:date>2020-03-22T11:37:12.324335005</dc:date>
    <meta:editing-duration>PT54M53S</meta:editing-duration>
    <meta:editing-cycles>9</meta:editing-cycles>
    <meta:generator>LibreOffice/6.0.7.3$Linux_X86_64 LibreOffice_project/00m0$Build-3</meta:generator>
    <dc:creator>Thomas Hintermeier</dc:creator>
    <meta:document-statistic meta:table-count="0" meta:image-count="0" meta:object-count="0" meta:page-count="7" meta:paragraph-count="112" meta:word-count="870" meta:character-count="5509" meta:non-whitespace-character-count="4654"/>
  </office:meta>
</office:document-meta>
</file>